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6.0909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regression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fixed</text:p>
          </table:table-cell>
          <table:table-cell table:style-name="ce1" office:value-type="string" calcext:value-type="string">
            <text:p>features_predictor_random</text:p>
          </table:table-cell>
          <table:table-cell table:style-name="ce1" office:value-type="string" calcext:value-type="string">
            <text:p>groups_random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identifier_observations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data_path_directory</text:p>
          </table:table-cell>
          <table:table-cell table:style-name="ce1" office:value-type="string" calcext:value-type="string">
            <text:p>data_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4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mixed</text:p>
          </table:table-cell>
          <table:table-cell office:value-type="string" calcext:value-type="string">
            <text:p>response ~ predictor_fixed_1 + predictor_fixed_2 + predictor_random_1 + groups_random_1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predictor_random_1</text:p>
          </table:table-cell>
          <table:table-cell table:style-name="ce16" office:value-type="string" calcext:value-type="string">
            <text:p>groups_random_1</text:p>
          </table:table-cell>
          <table:table-cell office:value-type="string" calcext:value-type="string">
            <text:p>predictor_fixed_1,predictor_fixed_2,predictor_random_1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4-07" calcext:value-type="date">
            <text:p>2025-04-0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oup_c</text:p>
          </table:table-cell>
          <table:table-cell table:style-name="ce17" office:value-type="string" calcext:value-type="string">
            <text:p>demonstration_5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6" office:value-type="string" calcext:value-type="string">
            <text:p>sex_y</text:p>
          </table:table-cell>
          <table:table-cell table:style-name="ce16" office:value-type="string" calcext:value-type="string">
            <text:p>predictor_fixed_1,predictor_fixed_2,predictor_fixed_3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3:39:41.938142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10T13:39:52.086091624</dc:date>
    <meta:editing-duration>P3DT16H58M8S</meta:editing-duration>
    <meta:editing-cycles>500</meta:editing-cycles>
    <meta:document-statistic meta:table-count="1" meta:cell-count="105" meta:object-count="0"/>
  </office:meta>
</office:document-meta>
</file>